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0d3" officeooo:paragraph-rsid="0002e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ool tools:</text:p>
      <text:p text:style-name="Standard"/>
      <text:p text:style-name="Standard"><text:a xlink:type="simple" xlink:href="https://github.com/Bouni/kicad-jlcpcb-tools" text:style-name="Internet_20_link" text:visited-style-name="Visited_20_Internet_20_Link">https://github.com/Bouni/kicad-jlcpcb-tools</text:a></text:p>
      <text:p text:style-name="Standard"><text:a xlink:type="simple" xlink:href="https://github.com/labtroll/KiCad-DesignRules" text:style-name="Internet_20_link" text:visited-style-name="Visited_20_Internet_20_Link">https://github.com/labtroll/KiCad-DesignRules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31:57.849379381</meta:creation-date>
    <dc:date>2025-01-27T11:53:27.813378473</dc:date>
    <meta:editing-duration>PT21M30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3" meta:word-count="4" meta:character-count="99" meta:non-whitespace-character-count="98"/>
  </office:meta>
</office:document-meta>
</file>